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W = 4</text:p>
          </table:table-cell>
          <table:table-cell table:style-name="ce1"/>
          <table:table-cell table:number-columns-repeated="5" table:style-name="ce1" office:value-type="string">
            <text:p>w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6" table:style-name="ce2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v1 = 2, w1 = 3)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(v2 = 7, w2 = 1)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(v3 = 5, w3 = 4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(v4 = 2, w4 = 6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1"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22:18:34</meta:creation-date>
    <dc:date>2013-12-12T22:38:02</dc:date>
    <meta:editing-duration>PT4M17S</meta:editing-duration>
    <meta:editing-cycles>1</meta:editing-cycles>
    <meta:document-statistic meta:table-count="1" meta:cell-count="45" meta:object-count="0"/>
    <meta:generator>LibreOffice/4.0.2.2$Linux_x86 LibreOffice_project/400m0$Build-2</meta:generator>
  </office:meta>
</office:document-meta>
</file>